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Header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Text_20_body">
      <style:text-properties officeooo:paragraph-rsid="0013593f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text-properties officeooo:rsid="001288d5" officeooo:paragraph-rsid="001288d5"/>
    </style:style>
    <style:style style:name="P8" style:family="paragraph" style:parent-style-name="Heading_20_1" style:list-style-name="">
      <style:text-properties officeooo:rsid="001288d5" officeooo:paragraph-rsid="001288d5"/>
    </style:style>
    <style:style style:name="P9" style:family="paragraph" style:parent-style-name="Heading_20_1">
      <style:paragraph-properties fo:margin-left="0cm" fo:margin-right="0cm" fo:margin-top="5.001cm" fo:margin-bottom="0.21cm" loext:contextual-spacing="false" fo:text-align="center" style:justify-single-word="false" fo:text-indent="0cm" style:auto-text-indent="false"/>
      <style:text-properties fo:font-size="24pt" officeooo:paragraph-rsid="000f23bc" style:font-size-asian="24pt" style:font-size-complex="24pt"/>
    </style:style>
    <style:style style:name="P10" style:family="paragraph" style:parent-style-name="Heading_20_1">
      <style:paragraph-properties fo:break-before="page"/>
      <style:text-properties officeooo:rsid="001288d5" officeooo:paragraph-rsid="001288d5"/>
    </style:style>
    <style:style style:name="P11" style:family="paragraph" style:parent-style-name="Heading_20_2">
      <style:text-properties officeooo:rsid="0013593f" officeooo:paragraph-rsid="0013593f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0f23bc"/>
    </style:style>
    <style:style style:name="T2" style:family="text">
      <style:text-properties officeooo:rsid="0013593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 text:is-list-header="true"><text:bookmark-start text:name="__RefHeading___Toc113_926555190"/><text:s/><text:span text:style-name="T1">Projekt Windows</text:span><text:bookmark-end text:name="__RefHeading___Toc113_926555190"/></text:h>
      <text:p text:style-name="Standard"/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  <text:p text:style-name="P12"><text:s/>Projekt Windows<text:tab/>1</text:p>
          <text:p text:style-name="P12">1 Einführung<text:tab/>2</text:p>
          <text:p text:style-name="P12">2 Systemverwaltung<text:tab/>2</text:p>
          <text:p text:style-name="P12">3 Programmierung<text:tab/>2</text:p>
          <text:p text:style-name="P12">4 Überschrift_4<text:tab/>2</text:p>
          <text:p text:style-name="P12">5 Überschrift_5<text:tab/>2</text:p>
          <text:p text:style-name="P12">6 Überschrift_6<text:tab/>2</text:p>
          <text:p text:style-name="P12">7 Überschrift_7<text:tab/>2</text:p>
          <text:p text:style-name="P12">8 Überschrift_8<text:tab/>2</text:p>
          <text:p text:style-name="P12">9 Überschrift_9<text:tab/>2</text:p>
          <text:p text:style-name="P12">10 Quellen<text:tab/>2</text:p>
        </text:index-body>
      </text:table-of-content>
      <text:h text:style-name="P8" text:outline-level="1"/>
      <text:h text:style-name="P10" text:outline-level="1"><text:bookmark-start text:name="__RefHeading___Toc115_926555190"/>Einführung<text:bookmark-end text:name="__RefHeading___Toc115_926555190"/></text:h>
      <text:h text:style-name="P7" text:outline-level="1"><text:bookmark-start text:name="__RefHeading___Toc117_926555190"/>Systemverwaltung<text:bookmark-end text:name="__RefHeading___Toc117_926555190"/></text:h>
      <text:p text:style-name="Text_20_body">Dies ist die Beschreibung des Inhalts.</text:p>
      <text:p text:style-name="Text_20_body"/>
      <text:p text:style-name="P5"/>
      <text:h text:style-name="P7" text:outline-level="1"><text:bookmark-start text:name="__RefHeading___Toc119_926555190"/>Programmierung<text:bookmark-end text:name="__RefHeading___Toc119_926555190"/></text:h>
      <text:h text:style-name="P11" text:outline-level="2">3.1 Python</text:h>
      <text:p text:style-name="P4"/>
      <text:h text:style-name="P11" text:outline-level="2">3.2 C Programmierung</text:h>
      <text:h text:style-name="Heading_20_1" text:outline-level="1"><text:bookmark-start text:name="__RefHeading___Toc121_926555190"/>Überschrift_4<text:bookmark-end text:name="__RefHeading___Toc121_926555190"/></text:h>
      <text:h text:style-name="Heading_20_1" text:outline-level="1"><text:bookmark-start text:name="__RefHeading___Toc123_926555190"/>Überschrift_5<text:bookmark-end text:name="__RefHeading___Toc123_926555190"/></text:h>
      <text:h text:style-name="Heading_20_1" text:outline-level="1"><text:bookmark-start text:name="__RefHeading___Toc125_926555190"/>Überschrift_6<text:bookmark-end text:name="__RefHeading___Toc125_926555190"/></text:h>
      <text:h text:style-name="Heading_20_1" text:outline-level="1"><text:bookmark-start text:name="__RefHeading___Toc127_926555190"/>Überschrift_7<text:bookmark-end text:name="__RefHeading___Toc127_926555190"/></text:h>
      <text:h text:style-name="Heading_20_1" text:outline-level="1"><text:bookmark-start text:name="__RefHeading___Toc129_926555190"/>Überschrift_8<text:bookmark-end text:name="__RefHeading___Toc129_926555190"/></text:h>
      <text:h text:style-name="Heading_20_1" text:outline-level="1"><text:bookmark-start text:name="__RefHeading___Toc131_926555190"/>Überschrift_9<text:bookmark-end text:name="__RefHeading___Toc131_926555190"/></text:h>
      <text:h text:style-name="Heading_20_1" text:outline-level="1"><text:bookmark-start text:name="__RefHeading___Toc133_926555190"/>Quellen<text:bookmark-end text:name="__RefHeading___Toc133_926555190"/></text:h>
      <text:p text:style-name="Text_20_body">[1] Buch von Theodor Heuss</text:p>
      <text:p text:style-name="Text_20_body">[2] Webside <text:a xlink:type="simple" xlink:href="http://www.sowieso.de/" text:style-name="Internet_20_link" text:visited-style-name="Visited_20_Internet_20_Link">www.sowieso.de</text:a></text:p>
      <text:p text:style-name="Text_20_body">[3] us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Dipl.Ing (FH) Holger Lech</text:p>
        <text:p text:style-name="MP1">Hadamarstr.22B</text:p>
        <text:p text:style-name="MP2">93051 Regensburg<text:tab/> <text:s text:c="128"/><text:date style:data-style-name="N37" text:date-value="2022-09-04T16:09:40.224000080">04.09.22</text:date></text:p>
        <text:p text:style-name="MP3">Tel: 0941/3996404 <text:s text:c="161"/></text:p>
      </style:header>
      <style:footer>
        <text:p text:style-name="MP1">________________________________________________________________________________________________</text:p>
        <text:p text:style-name="MP1"><text:s text:c="183"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 LibreOffice_project/23edc44b61b830b7d749943e020e96f5a7df63bf</meta:generator>
    <dc:title>Dokument für Linux/Debian/Raspbian Betriebssystem </dc:title>
    <meta:creation-date>2009-01-04T20:45:45</meta:creation-date>
    <dc:date>2022-09-04T16:09:39.896000000</dc:date>
    <dc:language>de-DE</dc:language>
    <meta:editing-cycles>18</meta:editing-cycles>
    <meta:editing-duration>PT59M33S</meta:editing-duration>
    <meta:document-statistic meta:table-count="0" meta:image-count="0" meta:object-count="0" meta:page-count="4" meta:paragraph-count="35" meta:word-count="89" meta:character-count="1136" meta:non-whitespace-character-count="616"/>
    <meta:user-defined meta:name="Info 1">Holger Lech</meta:user-defined>
    <meta:user-defined meta:name="Info 2"/>
    <meta:user-defined meta:name="Info 3"/>
    <meta:user-defined meta:name="Info 4"/>
  </office:meta>
</office:document-meta>
</file>